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MMAND (12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MMAND (12:1-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his readers are to do (1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y they are to do it (12:3-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1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COMMAND (12:1-8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COLLECTION (12:9-1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COLLECTION (12:9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information (12:9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instruction (12: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ECCLESIASTES 12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COMMAND (12:1-8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COLLECTION (12:9-12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CONCLUSION (12:13-14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CONCLUSION (12:13-14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What his readers are to do (12: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Why his readers are to do it (12: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CCLESIASTES 12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COMMAND (12:1-8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COLLECTION (12:9-12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CONCLUSION (12:13-14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2 </dc:title>
    <meta:initial-creator>David STRICKLAND</meta:initial-creator>
    <dc:creator>David STRICKLAND</dc:creator>
    <meta:creation-date>2020-02-24T10:51:29Z</meta:creation-date>
    <dc:date>2020-02-24T10:51:29Z</dc:date>
    <meta:template xlink:href="BibleStudy" xlink:type="simple"/>
    <meta:editing-cycles>1</meta:editing-cycles>
    <meta:editing-duration>PT0S</meta:editing-duration>
    <meta:document-statistic meta:paragraph-count="22" meta:word-count="121"/>
  </office:meta>
</office:document-meta>
</file>